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0193in" svg:y="0.5433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13188702138669" calcext:value-type="float">
            <text:p>0.00113188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89560671415491" calcext:value-type="float">
            <text:p>0.000289560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474083269897532" calcext:value-type="float">
            <text:p>0.00047408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103864187124" calcext:value-type="float">
            <text:p>2.00103864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377297186087614" calcext:value-type="float">
            <text:p>0.00037729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12242657822032" calcext:value-type="float">
            <text:p>0.000312242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21261947340639" calcext:value-type="float">
            <text:p>0.00012126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258004418" calcext:value-type="float">
            <text:p>2.000002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51165982107" calcext:value-type="float">
            <text:p>2.00051165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155217862055534" calcext:value-type="float">
            <text:p>0.000155217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179121070501947" calcext:value-type="float">
            <text:p>0.000179121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855412148" calcext:value-type="float">
            <text:p>2.00000855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801721807100083" calcext:value-type="float">
            <text:p>8.01721807100083E-0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185848905907642" calcext:value-type="float">
            <text:p>0.00018584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633191146443768" calcext:value-type="float">
            <text:p>6.33191146443768E-0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175108219572514" calcext:value-type="float">
            <text:p>0.000175108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607787316436909" calcext:value-type="float">
            <text:p>6.07787316436909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341796007450783" calcext:value-type="float">
            <text:p>3.41796007450783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15866453324" calcext:value-type="float">
            <text:p>2.00015866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866893054784672" calcext:value-type="float">
            <text:p>8.66893054784672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5929151607" calcext:value-type="float">
            <text:p>2.00005929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322484933823541" calcext:value-type="float">
            <text:p>3.22484933823541E-00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133757156593224" calcext:value-type="float">
            <text:p>0.000133757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115463233997758" calcext:value-type="float">
            <text:p>1.15463233997758E-0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24088827905" calcext:value-type="float">
            <text:p>2.00024088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650720592" calcext:value-type="float">
            <text:p>2.00000650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31274930043737" calcext:value-type="float">
            <text:p>3.1274930043737E-0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214065843888931" calcext:value-type="float">
            <text:p>2.14065843888931E-0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15451467" calcext:value-type="float">
            <text:p>2.00000015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256661857148191" calcext:value-type="float">
            <text:p>2.56661857148191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99412265" calcext:value-type="float">
            <text:p>2.00000099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150406844023564" calcext:value-type="float">
            <text:p>1.50406844023564E-0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385555411" calcext:value-type="float">
            <text:p>2.00000385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114356633427028" calcext:value-type="float">
            <text:p>0.000114356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190663756557437" calcext:value-type="float">
            <text:p>1.90663756557437E-00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300345535466544" calcext:value-type="float">
            <text:p>3.00345535466544E-00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22026691" calcext:value-type="float">
            <text:p>2.00000220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160707760775164" calcext:value-type="float">
            <text:p>1.60707760775164E-00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535847343532228" calcext:value-type="float">
            <text:p>5.35847343532228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5893363866" calcext:value-type="float">
            <text:p>2.00005893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21498489347" calcext:value-type="float">
            <text:p>2.00021498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205282961566002" calcext:value-type="float">
            <text:p>2.05282961566002E-0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16200294766" calcext:value-type="float">
            <text:p>2.00016200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2909979376" calcext:value-type="float">
            <text:p>2.00002909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20684124178648" calcext:value-type="float">
            <text:p>2.0684124178648E-0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840045699773184" calcext:value-type="float">
            <text:p>8.40045699773184E-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00-00-00T19:38:40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42:52.161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49cm" svg:y="0.316cm" chart:style-name="ch2">
          <text:p>Generation Size Change</text:p>
        </chart:title>
        <chart:legend chart:legend-position="end" svg:x="13.201cm" svg:y="4.188cm" style:legend-expansion="high" chart:style-name="ch3"/>
        <chart:plot-area chart:style-name="ch4" table:cell-range-address="Sheet1.A1:Sheet1.B47" chart:data-source-has-labels="both" svg:x="1.358cm" svg:y="1.635cm" svg:width="11.203cm" svg:height="6.177cm">
          <chartooo:coordinate-region svg:x="2.641cm" svg:y="1.847cm" svg:width="9.771cm" svg:height="5.022cm"/>
          <chart:axis chart:dimension="x" chart:name="primary-x" chart:style-name="ch5" chartooo:axis-type="auto">
            <chartooo:date-scale/>
            <chart:title svg:x="5.751cm" svg:y="7.993cm" chart:style-name="ch6">
              <text:p>Gener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5.415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113188702138669">
                <text:p>0.00113188702138669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89560671415491">
                <text:p>0.0002895606714154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474083269897532">
                <text:p>0.0004740832698975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377297186087614">
                <text:p>0.0003772971860876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12242657822032">
                <text:p>0.00031224265782203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21261947340639">
                <text:p>0.0001212619473406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155217862055534">
                <text:p>0.0001552178620555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179121070501947">
                <text:p>0.0001791210705019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801721807100083">
                <text:p>0.00008017218071000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185848905907642">
                <text:p>0.0001858489059076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633191146443768">
                <text:p>0.00006331911464437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75108219572514">
                <text:p>0.0001751082195725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607787316436909">
                <text:p>0.00006077873164369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341796007450783">
                <text:p>0.00003417960074507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866893054784672">
                <text:p>0.00008668930547846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322484933823541">
                <text:p>0.000003224849338235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133757156593224">
                <text:p>0.0001337571565932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115463233997758">
                <text:p>0.00001154632339977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31274930043737">
                <text:p>0.00003127493004373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214065843888931">
                <text:p>0.000021406584388893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256661857148191">
                <text:p>0.000025666185714819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50406844023564">
                <text:p>0.000015040684402356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114356633427028">
                <text:p>0.00011435663342702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190663756557437">
                <text:p>0.00001906637565574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300345535466544">
                <text:p>0.00003003455354665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160707760775164">
                <text:p>0.000016070776077516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535847343532228">
                <text:p>0.0000053584734353222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205282961566002">
                <text:p>0.000020528296156600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20684124178648">
                <text:p>0.0000206841241786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840045699773184">
                <text:p>0.00000840045699773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